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2D2000003A953463CE0256678BE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3" style:family="graphic" style:parent-style-name="standard">
      <style:graphic-properties svg:stroke-width="0.051cm" svg:stroke-color="#ffffff" draw:marker-start-width="0.355cm" draw:marker-end-width="0.355cm" draw:fill-color="#000000" draw:textarea-horizontal-align="justify" draw:textarea-vertical-align="middle" draw:auto-grow-height="false" fo:min-height="0.182cm" fo:min-width="0cm" fo:padding-top="0.15cm" fo:padding-bottom="0.15cm" fo:padding-left="0.275cm" fo:padding-right="0.275cm"/>
    </style:style>
    <style:style style:name="gr4" style:family="graphic" style:parent-style-name="standard">
      <style:graphic-properties svg:stroke-width="0.051cm" svg:stroke-color="#000000" draw:marker-start-width="0.355cm" draw:marker-end-width="0.355cm" draw:fill-color="#ffffff" draw:textarea-horizontal-align="justify" draw:textarea-vertical-align="middle" draw:auto-grow-height="false" fo:min-height="0.182cm" fo:min-width="0cm" fo:padding-top="0.15cm" fo:padding-bottom="0.15cm" fo:padding-left="0.275cm" fo:padding-right="0.275cm"/>
    </style:style>
    <style:style style:name="gr5" style:family="graphic" style:parent-style-name="measure" style:list-style-name="L1">
      <style:graphic-properties svg:stroke-width="0.051cm" draw:marker-start-width="0.355cm" draw:marker-end-width="0.355cm" draw:textarea-vertical-align="middle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000000"/>
      <style:paragraph-properties fo:text-align="center"/>
    </style:style>
    <style:style style:name="P3" style:family="paragraph">
      <loext:graphic-properties draw:fill-color="#ffffff"/>
      <style:paragraph-properties fo:text-align="center"/>
    </style:style>
    <style:style style:name="P4" style:family="paragraph"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2pt" fo:font-style="normal" fo:text-shadow="none" style:text-underline-style="none" fo:font-weight="normal" style:letter-kerning="true" style:font-name-asian="WenQuanYi Micro Hei" style:font-size-asian="18pt" style:font-style-asian="normal" style:font-weight-asian="normal" style:font-name-complex="Lohit Devanagari" style:font-size-complex="18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8.969cm" svg:height="21.008cm" svg:x="0.314cm" svg:y="0.073cm">
          <draw:image xlink:href="Pictures/10000000000002D2000003A953463CE0256678BE.png" xlink:type="simple" xlink:show="embed" xlink:actuate="onLoad">
            <text:p/>
          </draw:image>
        </draw:frame>
        <draw:line draw:style-name="gr2" draw:text-style-name="P1" draw:layer="layout" svg:x1="0.1cm" svg:y1="2.2cm" svg:x2="19.785cm" svg:y2="2.2cm">
          <text:p/>
        </draw:line>
        <draw:line draw:style-name="gr2" draw:text-style-name="P1" draw:layer="layout" svg:x1="0.101cm" svg:y1="4.6cm" svg:x2="19.786cm" svg:y2="4.6cm">
          <text:p/>
        </draw:line>
        <draw:line draw:style-name="gr2" draw:text-style-name="P1" draw:layer="layout" svg:x1="0.1cm" svg:y1="7cm" svg:x2="19.785cm" svg:y2="7cm">
          <text:p/>
        </draw:line>
        <draw:line draw:style-name="gr2" draw:text-style-name="P1" draw:layer="layout" svg:x1="0.101cm" svg:y1="9.4cm" svg:x2="19.786cm" svg:y2="9.4cm">
          <text:p/>
        </draw:line>
        <draw:line draw:style-name="gr2" draw:text-style-name="P1" draw:layer="layout" svg:x1="0.1cm" svg:y1="11.9cm" svg:x2="19.785cm" svg:y2="11.9cm">
          <text:p/>
        </draw:line>
        <draw:line draw:style-name="gr2" draw:text-style-name="P1" draw:layer="layout" svg:x1="0.101cm" svg:y1="14.3cm" svg:x2="19.786cm" svg:y2="14.3cm">
          <text:p/>
        </draw:line>
        <draw:line draw:style-name="gr2" draw:text-style-name="P1" draw:layer="layout" svg:x1="0.1cm" svg:y1="16.7cm" svg:x2="19.785cm" svg:y2="16.7cm">
          <text:p/>
        </draw:line>
        <draw:line draw:style-name="gr2" draw:text-style-name="P1" draw:layer="layout" svg:x1="0.101cm" svg:y1="19.1cm" svg:x2="19.786cm" svg:y2="19.1cm">
          <text:p/>
        </draw:line>
        <draw:line draw:style-name="gr2" draw:text-style-name="P1" draw:layer="layout" svg:x1="18.389cm" svg:y1="0.811cm" svg:x2="18.389cm" svg:y2="20.496cm">
          <text:p/>
        </draw:line>
        <draw:line draw:style-name="gr2" draw:text-style-name="P1" draw:layer="layout" svg:x1="15.989cm" svg:y1="0.812cm" svg:x2="15.989cm" svg:y2="20.497cm">
          <text:p/>
        </draw:line>
        <draw:line draw:style-name="gr2" draw:text-style-name="P1" draw:layer="layout" svg:x1="13.589cm" svg:y1="0.811cm" svg:x2="13.589cm" svg:y2="20.496cm">
          <text:p/>
        </draw:line>
        <draw:line draw:style-name="gr2" draw:text-style-name="P1" draw:layer="layout" svg:x1="11.189cm" svg:y1="0.812cm" svg:x2="11.189cm" svg:y2="20.497cm">
          <text:p/>
        </draw:line>
        <draw:line draw:style-name="gr2" draw:text-style-name="P1" draw:layer="layout" svg:x1="8.689cm" svg:y1="0.811cm" svg:x2="8.689cm" svg:y2="20.496cm">
          <text:p/>
        </draw:line>
        <draw:line draw:style-name="gr2" draw:text-style-name="P1" draw:layer="layout" svg:x1="6.289cm" svg:y1="0.812cm" svg:x2="6.289cm" svg:y2="20.497cm">
          <text:p/>
        </draw:line>
        <draw:line draw:style-name="gr2" draw:text-style-name="P1" draw:layer="layout" svg:x1="3.889cm" svg:y1="0.811cm" svg:x2="3.889cm" svg:y2="20.496cm">
          <text:p/>
        </draw:line>
        <draw:line draw:style-name="gr2" draw:text-style-name="P1" draw:layer="layout" svg:x1="1.489cm" svg:y1="0.812cm" svg:x2="1.489cm" svg:y2="20.497cm">
          <text:p/>
        </draw:line>
        <draw:custom-shape draw:style-name="gr3" draw:text-style-name="P2" draw:layer="layout" svg:width="0.787cm" svg:height="0.864cm" svg:x="7.756cm" svg:y="2.422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4" draw:text-style-name="P3" draw:layer="layout" svg:width="0.787cm" svg:height="0.864cm" svg:x="4.683cm" svg:y="17.484cm">
          <text:p/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measure draw:style-name="gr5" draw:text-style-name="P4" draw:layer="measurelines" svg:x1="1.508cm" svg:y1="3.811cm" svg:x2="3.895cm" svg:y2="3.811cm">
          <text:p text:style-name="P4"><text:span text:style-name="T1">16 km</text:span></text:p>
        </draw:measur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WenQuanYi Micro Hei" style:font-family-asian="'WenQuanYi Micro Hei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19.685cm" fo:page-height="21.59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0-01T10:05:15.724894924</meta:creation-date>
    <dc:date>2019-10-01T17:30:28.760361398</dc:date>
    <meta:editing-duration>PT2M55S</meta:editing-duration>
    <meta:editing-cycles>2</meta:editing-cycles>
    <meta:generator>LibreOffice/5.1.6.2$Linux_X86_64 LibreOffice_project/10m0$Build-2</meta:generator>
    <meta:document-statistic meta:object-count="20"/>
  </office:meta>
</office:document-meta>
</file>